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Palatino LT Std" svg:font-family="'Palatino LT Std'"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Palatino LT Std" officeooo:rsid="0004130d" officeooo:paragraph-rsid="0004130d"/>
    </style:style>
    <style:style style:name="P2" style:family="paragraph" style:parent-style-name="Standard">
      <style:text-properties style:font-name="Palatino LT Std" officeooo:rsid="0004130d" officeooo:paragraph-rsid="0006077a"/>
    </style:style>
    <style:style style:name="P3" style:family="paragraph" style:parent-style-name="Standard">
      <style:text-properties style:font-name="Palatino LT Std" officeooo:rsid="0006077a" officeooo:paragraph-rsid="0006077a"/>
    </style:style>
    <style:style style:name="T1" style:family="text">
      <style:text-properties fo:font-style="italic" style:font-style-asian="italic" style:font-style-complex="italic"/>
    </style:style>
    <style:style style:name="T2" style:family="text">
      <style:text-properties officeooo:rsid="000607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Editor,</text:p>
      <text:p text:style-name="P1"/>
      <text:p text:style-name="P2">With this letter we would like to submit the enclosed manuscript <text:span text:style-name="T1">Inferring the total activity of a large neuronal population from a small sample</text:span> <text:span text:style-name="T2">for publication as a regular article in Neural Computation. The manuscript has tight relations with the neurosciences and Bayesian methods, and builds on several papers previously published in Neural Computation. For these reasons we believe that this journal would be the right venue.</text:span></text:p>
      <text:p text:style-name="P2"/>
      <text:p text:style-name="P3">Cordially,</text:p>
      <text:p text:style-name="P3">PGL Porta Mana, on behalf of the auth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Palatino LT Std" svg:font-family="'Palatino LT Std'"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MS Mincho"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MS Mincho"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ierGianLuca Porta Mana</meta:initial-creator>
    <meta:creation-date>2020-02-03T11:14:31.651000000</meta:creation-date>
    <dc:date>2020-02-03T11:32:32.677000000</dc:date>
    <dc:creator>PierGianLuca Porta Mana</dc:creator>
    <meta:editing-duration>PT7M50S</meta:editing-duration>
    <meta:editing-cycles>1</meta:editing-cycles>
    <meta:document-statistic meta:table-count="0" meta:image-count="0" meta:object-count="0" meta:page-count="1" meta:paragraph-count="4" meta:word-count="78" meta:character-count="493" meta:non-whitespace-character-count="419"/>
    <meta:generator>LibreOffice/6.3.1.2$Windows_x86 LibreOffice_project/b79626edf0065ac373bd1df5c28bd630b4424273</meta:generator>
  </office:meta>
</office:document-meta>
</file>